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1pt"/>
    </style:style>
    <style:style style:name="co3" style:family="table-column">
      <style:table-column-properties fo:break-before="auto" style:column-width="100.35pt"/>
    </style:style>
    <style:style style:name="co4" style:family="table-column">
      <style:table-column-properties fo:break-before="auto" style:column-width="101.11pt"/>
    </style:style>
    <style:style style:name="co5" style:family="table-column">
      <style:table-column-properties fo:break-before="auto" style:column-width="235.39pt"/>
    </style:style>
    <style:style style:name="ro1" style:family="table-row">
      <style:table-row-properties style:row-height="214.16pt" fo:break-before="auto" style:use-optimal-row-height="true"/>
    </style:style>
    <style:style style:name="ro2" style:family="table-row">
      <style:table-row-properties style:row-height="90.99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5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NID</text:p>
          </table:table-cell>
          <table:table-cell office:value-type="string" calcext:value-type="string">
            <text:p>204=Nita_Nj8Ild2mt7n0_XG-BI9SNPFXXxtQi8ZsXScBYp3LldLWYbJaX7dsZXWouDI_GWviC1pTJAKK97wspcdp-oRKv6gcv4CDiHNgsB3EvBnQPHcXNnjBsFYFOHMTx3RdbJZJmXR7p8lxBlKvRKaxLeyGu72w395-67-5b6DEwU</text:p>
          </table:table-cell>
          <table:table-cell office:value-type="string" calcext:value-type="string">
            <text:p>.google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021-04-18T06:01:02.774Z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2">
          <table:table-cell office:value-type="string" calcext:value-type="string">
            <text:p>IDE</text:p>
          </table:table-cell>
          <table:table-cell office:value-type="string" calcext:value-type="string">
            <text:p>AHWqTUmvkZSNRG1BYlAdyw-9MPyK0agov_73TMGg7rpxzuvIiA-52e4wxpIwni7t</text:p>
          </table:table-cell>
          <table:table-cell office:value-type="string" calcext:value-type="string">
            <text:p>.doubleclick.ne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022-10-17T06:00:37.086Z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3">
          <table:table-cell office:value-type="string" calcext:value-type="string">
            <text:p>YSC</text:p>
          </table:table-cell>
          <table:table-cell office:value-type="string" calcext:value-type="string">
            <text:p>Wpcd5tX__78</text:p>
          </table:table-cell>
          <table:table-cell office:value-type="string" calcext:value-type="string">
            <text:p>.youtube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Sessio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4">
          <table:table-cell office:value-type="string" calcext:value-type="string">
            <text:p>G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.youtube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020-10-24T16:00:01.005Z</text:p>
          </table:table-cell>
          <table:table-cell office:value-type="float" office:value="4" calcext:value-type="float">
            <text:p>4</text:p>
          </table:table-cell>
          <table:table-cell table:style-name="ce2" table:number-columns-repeated="3"/>
          <table:table-cell office:value-type="string" calcext:value-type="string">
            <text:p>Medium</text:p>
          </table:table-cell>
          <table:table-cell/>
        </table:table-row>
        <table:table-row table:style-name="ro4">
          <table:table-cell office:value-type="string" calcext:value-type="string">
            <text:p>VISITOR_INFO1_LIVE</text:p>
          </table:table-cell>
          <table:table-cell office:value-type="string" calcext:value-type="string">
            <text:p>pm_30yVw4aw</text:p>
          </table:table-cell>
          <table:table-cell office:value-type="string" calcext:value-type="string">
            <text:p>.youtube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021-04-15T06:00:35.130Z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✓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5">
          <table:table-cell table:style-name="ce2"/>
          <table:table-cell table:style-name="Default" table:number-columns-repeated="10"/>
        </table:table-row>
      </table:table>
      <table:table table:name="Sheet2" table:style-name="ta1">
        <table:table-column table:style-name="co1" table:default-cell-style-name="ce1"/>
        <table:table-column table:style-name="co5" table:default-cell-style-name="ce1"/>
        <table:table-column table:style-name="co1" table:number-columns-repeated="6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6">
          <table:table-cell office:value-type="string" calcext:value-type="string">
            <text:p>__Host-GAPS</text:p>
          </table:table-cell>
          <table:table-cell office:value-type="string" calcext:value-type="string">
            <text:p>1:0wTnXMucrsrY_zvUBdCLhOz3Xm27rA:OESn_TON-W4sM5Ia</text:p>
          </table:table-cell>
          <table:table-cell office:value-type="string" calcext:value-type="string">
            <text:p>accounts.google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022-10-17T06:00:37.160Z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✓</text:p>
          </table:table-cell>
          <table:table-cell/>
          <table:table-cell office:value-type="string" calcext:value-type="string">
            <text:p>High</text:p>
          </table:table-cell>
          <table:table-cell/>
        </table:table-row>
        <table:table-row table:style-name="ro1">
          <table:table-cell office:value-type="string" calcext:value-type="string">
            <text:p>NID</text:p>
          </table:table-cell>
          <table:table-cell office:value-type="string" calcext:value-type="string">
            <text:p>204=Nita_Nj8Ild2mt7n0_XG-BI9SNPFXXxtQi8ZsXScBYp3LldLWYbJaX7dsZXWouDI_GWviC1pTJAKK97wspcdp-oRKv6gcv4CDiHNgsB3EvBnQPHcXNnjBsFYFOHMTx3RdbJZJmXR7p8lxBlKvRKaxLeyGu72w395-67-5b6DEwU</text:p>
          </table:table-cell>
          <table:table-cell office:value-type="string" calcext:value-type="string">
            <text:p>.google.com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021-04-18T06:01:02.774Z</text:p>
          </table:table-cell>
          <table:table-cell office:value-type="float" office:value="178" calcext:value-type="float">
            <text:p>178</text:p>
          </table:table-cell>
          <table:table-cell table:number-columns-repeated="2" office:value-type="string" calcext:value-type="string">
            <text:p>✓</text:p>
          </table:table-cell>
          <table:table-cell table:style-name="ce1" office:value-type="string" calcext:value-type="string">
            <text:p>None</text:p>
          </table:table-cell>
          <table:table-cell office:value-type="string" calcext:value-type="string">
            <text:p>Medium</text:p>
          </table:table-cell>
          <table:table-cell/>
        </table:table-row>
        <table:table-row table:style-name="ro5">
          <table:table-cell table:style-name="ce2" table:number-columns-repeated="8"/>
          <table:table-cell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4">00/00/0000</text:date>, <text:time style:data-style-name="N2" text:time-value="11:43:17.5216913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2" meta:cell-count="66" meta:object-count="0"/>
  </office:meta>
</office:document-meta>
</file>